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d3ca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2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2b200" loext:opacity="100%" style:text-line-through-style="none" style:text-line-through-type="none" style:font-name="Arial" fo:font-size="9pt" fo:font-style="normal" style:text-underline-style="none" fo:font-weight="normal" officeooo:paragraph-rsid="001d05d3" style:text-blinking="false" fo:background-color="transparent"/>
    </style:style>
    <style:style style:name="P3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8b8d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4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3b9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5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7b82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6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7c81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7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9d9f00" loext:opacity="100%" style:text-line-through-style="none" style:text-line-through-type="none" style:font-name="Arial" fo:font-size="9pt" fo:font-style="italic" style:text-underline-style="none" fo:font-weight="normal" style:text-blinking="false" fo:background-color="transparent"/>
    </style:style>
    <style:style style:name="P8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9d9f00" loext:opacity="100%" style:text-line-through-style="none" style:text-line-through-type="none" style:font-name="Arial" fo:font-size="9pt" fo:font-style="italic" style:text-underline-style="none" fo:font-weight="normal" officeooo:paragraph-rsid="001dab15" style:text-blinking="false" fo:background-color="transparent"/>
    </style:style>
    <style:style style:name="P9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edf900" loext:opacity="100%" style:text-line-through-style="none" style:text-line-through-type="none" style:font-name="Courier New" fo:font-size="9pt" fo:font-style="normal" style:text-underline-style="none" fo:font-weight="normal" style:text-blinking="false" fo:background-color="transparent"/>
    </style:style>
    <style:style style:name="P10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848c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1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6e6d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2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bb4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3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828c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4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dae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5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4bb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6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8e8f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7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a7bc00" loext:opacity="100%" style:text-line-through-style="none" style:text-line-through-type="none" style:font-name="Arial" fo:font-size="9pt" fo:font-style="normal" style:text-underline-style="none" fo:font-weight="normal" style:text-blinking="false" fo:background-color="transparent"/>
    </style:style>
    <style:style style:name="P18" style:family="paragraph" style:parent-style-name="Text_20_body">
      <style:paragraph-properties fo:margin-top="0cm" fo:margin-bottom="0.176cm" style:contextual-spacing="false" fo:line-height="138%" style:writing-mode="lr-tb"/>
      <style:text-properties fo:font-variant="normal" fo:text-transform="none" fo:color="#8bac00" loext:opacity="100%" style:text-line-through-style="none" style:text-line-through-type="none" style:font-name="Courier New" fo:font-size="9pt" fo:font-style="italic" style:text-underline-style="none" fo:font-weight="normal" style:text-blinking="false" fo:background-color="transparent"/>
    </style:style>
    <style:style style:name="T1" style:family="text">
      <style:text-properties fo:color="#939500" loext:opacity="100%"/>
    </style:style>
    <style:style style:name="T2" style:family="text">
      <style:text-properties officeooo:rsid="001dab1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8"><text:span text:style-name="T2">Le point de vue</text:span></text:p>
      <text:p text:style-name="P7"/>
      <text:p text:style-name="P9">LES QUESTIONS DU BREVET</text:p>
      <text:p text:style-name="P10">Quel est le point de vue adopté dans le récit ? dans la description ?</text:p>
      <text:p text:style-name="P11">À travers le regard de qui sont racontés les événements ?</text:p>
      <text:p text:style-name="P12">Quel est le point de vue de l'auteur (du narrateur, du personnage...) sur la famille, la torture, etc.?</text:p>
      <text:p text:style-name="P13">Tous les sujets de rédaction.</text:p>
      <text:p text:style-name="P14">L'expression « point de vue » a trois sens, selon le type de texte</text:p>
      <text:p text:style-name="P15">FICHE 29) dont on parle.</text:p>
      <text:p text:style-name="P16">A Que signifie « point de vue » dans un texte narratif? C'est la position qu'adopte le narrateur quand il raconte. Il existe trois points de vue possibles : - le point de vue omniscient : le narrateur voit et sait tout. Il est partout à la fois, dans l'espace et dans le temps ; - le point de vue interne : le narrateur voit et sait uniquement ce que perçoit subjectivement un personnage ; - le point de vue externe : le narrateur voit et sait ce que verrait objectivement une caméra. Il raconte ce qu'il voit de l'extérieur. REMARQUE Dans un même récit, le point de vue peut changer.</text:p>
      <text:p text:style-name="P17">L'homme portait un petit baluchon de toile beige et une pioche. Il se dirigea vers la grange, puis y pénétra (point de vue externe). Il reconnut alors une odeur qui lui était familière : elle lui rappelait son enfance et lui donnait envie de pleurer (point de vue interne]. Tous ses ancêtres qui, depuis plusieurs siècles, avaient cultivé le tabac, y avaient été sensibles (point de vue omniscient].</text:p>
      <text:p text:style-name="P18">75</text:p>
      <text:p text:style-name="Standard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/>
    <style:font-face style:name="Courier New" svg:font-family="'Courier New'"/>
    <style:font-face style:name="Liberation Serif" svg:font-family="'Liberation Serif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none" fo:country="none" style:font-name-asian="Segoe UI" style:font-size-asian="12pt" style:language-asian="none" style:country-asian="none" style:font-name-complex="Tahoma" style:font-size-complex="12pt" style:language-complex="none" style:country-complex="none"/>
    </style:default-style>
    <style:default-style style:family="paragraph">
      <style:paragraph-properties style:text-autospace="ideograph-alpha" style:punctuation-wrap="hanging" style:line-break="strict" style:writing-mode="page"/>
      <style:text-properties fo:color="#000000" style:font-name="Liberation Serif" fo:font-size="12pt" fo:language="fr" fo:country="FR" style:font-name-asian="Segoe UI" style:font-size-asian="12pt" style:language-asian="zh" style:country-asian="CN" style:font-name-complex="Tahoma" style:font-size-complex="12pt" style:language-complex="hi" style:country-complex="IN"/>
    </style:default-style>
    <style:default-style style:family="table">
      <style:table-properties table:border-model="separat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cm" fo:margin-bottom="0.499cm" style:contextual-spacing="false" fo:line-height="115%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4-28T12:55:02.312000000</dc:date>
    <meta:editing-duration>PT9M26S</meta:editing-duration>
    <meta:editing-cycles>4</meta:editing-cycles>
    <meta:generator>LibreOffice/7.1.2.2$Windows_X86_64 LibreOffice_project/8a45595d069ef5570103caea1b71cc9d82b2aae4</meta:generator>
    <meta:document-statistic meta:table-count="0" meta:image-count="0" meta:object-count="0" meta:page-count="1" meta:paragraph-count="11" meta:word-count="256" meta:character-count="1371" meta:non-whitespace-character-count="1126"/>
  </office:meta>
</office:document-meta>
</file>